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corer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2000/09/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KcLfyx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jUmz6T1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Sgfoans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DyTErb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nikopolidis</text:p>
          </table:table-cell>
          <table:table-cell office:value-type="string" calcext:value-type="string">
            <text:p>gBtSDKH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Q1tzGug</text:p>
          </table:table-cell>
        </table:table-row>
        <table:table-row table:style-name="ro1">
          <table:table-cell office:value-type="string" calcext:value-type="string">
            <text:p>2000/09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ECDoUY</text:p>
          </table:table-cell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4zEr3An</text:p>
          </table:table-cell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2vKDMtl</text:p>
          </table:table-cell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<text:s/>fLXzoC4</text:p>
          </table:table-cell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bqUFPl</text:p>
          </table:table-cell>
        </table:table-row>
        <table:table-row table:style-name="ro1">
          <table:table-cell office:value-type="string" calcext:value-type="string">
            <text:p>2000/10/18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nCWoW</text:p>
          </table:table-cell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9MePShI</text:p>
          </table:table-cell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Ui80ZO6</text:p>
          </table:table-cell>
        </table:table-row>
        <table:table-row table:style-name="ro1">
          <table:table-cell office:value-type="string" calcext:value-type="string">
            <text:p>2000/10/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4Uj6s5</text:p>
          </table:table-cell>
        </table:table-row>
        <table:table-row table:style-name="ro1">
          <table:table-cell office:value-type="string" calcext:value-type="string">
            <text:p>2000/11/0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9F7ePZ</text:p>
          </table:table-cell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BAPiOX</text:p>
          </table:table-cell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JwInPee</text:p>
          </table:table-cell>
        </table:table-row>
        <table:table-row table:style-name="ro1">
          <table:table-cell office:value-type="string" calcext:value-type="string">
            <text:p>2000/11/08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gvUUBz</text:p>
          </table:table-cell>
        </table:table-row>
        <table:table-row table:style-name="ro1">
          <table:table-cell office:value-type="string" calcext:value-type="string">
            <text:p>2000/11/1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QAe4SX</text:p>
          </table:table-cell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BqaQVw</text:p>
          </table:table-cell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doUAcO7</text:p>
          </table:table-cell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sBpI4PJ</text:p>
          </table:table-cell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4gFNcc</text:p>
          </table:table-cell>
        </table:table-row>
        <table:table-row table:style-name="ro1">
          <table:table-cell office:value-type="string" calcext:value-type="string">
            <text:p>2000/12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HlswPip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CDzCkz2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dKs6ZzY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gRanAzZ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KW4Ekz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dDp3vZ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UTj0Lx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TE69bVr</text:p>
          </table:table-cell>
        </table:table-row>
        <table:table-row table:style-name="ro1">
          <table:table-cell office:value-type="string" calcext:value-type="string">
            <text:p>2001/01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tucJIEP</text:p>
          </table:table-cell>
        </table:table-row>
        <table:table-row table:style-name="ro1">
          <table:table-cell office:value-type="string" calcext:value-type="string">
            <text:p>2001/01/2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E2jAgO4</text:p>
          </table:table-cell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van der sar</text:p>
          </table:table-cell>
          <table:table-cell office:value-type="string" calcext:value-type="string">
            <text:p>GEDII7a</text:p>
          </table:table-cell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hSGOkRo</text:p>
          </table:table-cell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Yh7DIgJ</text:p>
          </table:table-cell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rYaT9dQ</text:p>
          </table:table-cell>
        </table:table-row>
        <table:table-row table:style-name="ro1">
          <table:table-cell office:value-type="string" calcext:value-type="string">
            <text:p>2001/0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paganin</text:p>
          </table:table-cell>
          <table:table-cell office:value-type="string" calcext:value-type="string">
            <text:p>VZXtAtT</text:p>
          </table:table-cell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MMhQMSg</text:p>
          </table:table-cell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KWWKtW</text:p>
          </table:table-cell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VqNo8Cp</text:p>
          </table:table-cell>
        </table:table-row>
        <table:table-row table:style-name="ro1">
          <table:table-cell office:value-type="string" calcext:value-type="string">
            <text:p>2001/02/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afNkL2Q</text:p>
          </table:table-cell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6fsmXL0</text:p>
          </table:table-cell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LwsDWlM</text:p>
          </table:table-cell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0hAp1BZ</text:p>
          </table:table-cell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krHhSL</text:p>
          </table:table-cell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L1vOnDA</text:p>
          </table:table-cell>
        </table:table-row>
        <table:table-row table:style-name="ro1">
          <table:table-cell office:value-type="string" calcext:value-type="string">
            <text:p>2001/03/11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blsObpR</text:p>
          </table:table-cell>
        </table:table-row>
        <table:table-row table:style-name="ro1">
          <table:table-cell office:value-type="string" calcext:value-type="string">
            <text:p>2001/03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avuNaOr</text:p>
          </table:table-cell>
        </table:table-row>
        <table:table-row table:style-name="ro1">
          <table:table-cell office:value-type="string" calcext:value-type="string">
            <text:p>2001/04/01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GAERpR</text:p>
          </table:table-cell>
        </table:table-row>
        <table:table-row table:style-name="ro1">
          <table:table-cell office:value-type="string" calcext:value-type="string">
            <text:p>2001/04/0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JihJKn</text:p>
          </table:table-cell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4IVIQ2</text:p>
          </table:table-cell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qEkHGZ</text:p>
          </table:table-cell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iJ27vtN</text:p>
          </table:table-cell>
        </table:table-row>
        <table:table-row table:style-name="ro1">
          <table:table-cell office:value-type="string" calcext:value-type="string">
            <text:p>2001/04/29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dPOcDh</text:p>
          </table:table-cell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7UyPx6r</text:p>
          </table:table-cell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E9PmqHE</text:p>
          </table:table-cell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QsIPfoT</text:p>
          </table:table-cell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DX73Mn</text:p>
          </table:table-cell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o’neill</text:p>
          </table:table-cell>
          <table:table-cell office:value-type="string" calcext:value-type="string">
            <text:p>rr0dTpx</text:p>
          </table:table-cell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6wy13N</text:p>
          </table:table-cell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czZqqaU</text:p>
          </table:table-cell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jyh6eYP</text:p>
          </table:table-cell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QFmpCHU</text:p>
          </table:table-cell>
        </table:table-row>
        <table:table-row table:style-name="ro1">
          <table:table-cell office:value-type="string" calcext:value-type="string">
            <text:p>2001/05/2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hyIZZhv</text:p>
          </table:table-cell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uhwSbZ4</text:p>
          </table:table-cell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jEneai</text:p>
          </table:table-cell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xAag5zT</text:p>
          </table:table-cell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c4uIb1S</text:p>
          </table:table-cell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IbeOD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9:42:34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aham Bae</meta:initial-creator>
    <meta:creation-date>2020-08-05T17:20:18.432000000</meta:creation-date>
    <dc:date>2020-08-08T02:43:59.763000000</dc:date>
    <dc:creator>Graham Bae</dc:creator>
    <meta:editing-duration>PT10H14M5S</meta:editing-duration>
    <meta:editing-cycles>77</meta:editing-cycles>
    <meta:generator>LibreOffice/7.0.0.3$Windows_X86_64 LibreOffice_project/8061b3e9204bef6b321a21033174034a5e2ea88e</meta:generator>
    <meta:document-statistic meta:table-count="1" meta:cell-count="576" meta:object-count="0"/>
  </office:meta>
</office:document-meta>
</file>